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text:p>
      <text:p text:style-name="Text_20_body">Render a book written in markdown to HTML, EPUB and/or PDF.</text:p>
      <text:p text:style-name="Text_20_body">Crowbook’s purpose is to allow you to automatically generate multiple output formats from a book written in Markdown. Its focus is novels,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h text:style-name="Heading_20_2">
Dependencies</text:h>
      <text:p text:style-name="Text_20_body">While there should be, strictly speaking, no real dependencies to be able to run Crowbook (it is published as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my.book --create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by default, it can be deactivated) it tries to “clean” the input files. By default, it removes superfluous spaces and tries to use curly quotes. If the book’s language is set to french, it also tries its best to respect french typography by replacing spaces with non-breaking ones when it is appropriate (e.g. before ‘?’, ‘!’, ‘;’ or ‘:’).</text:p>
      <text:p text:style-name="Text_20_Body"><text:p text:style-name="Text_20_body">Please <text:a xlink:type="simple" xlink:href="https://github.com/lise-henry/crowbook/issues/new">open an issue</text:a> describing typographic rules if you want it to be implemented for other languages.</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text:p>
      <text:p text:style-name="Text_20_Body"><text:p text:style-name="Text_20_body">This feature has been introduced in version <text:span text:style-name="Preformatted_20_Text">0.9.1</text:span> and is still experimental. For more information, see <text:a xlink:type="simple" xlink:href="guide/proofreading.md">the proofreading chapter of the guide</text:a>.</text:p>
</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item>
          <text:p><text:a xlink:type="simple" xlink:href="https://crates.io/crates/caribon">caribon</text:a></text:p>
        </text:list-item>
        <text:list-item>
          <text:p><text:a xlink:type="simple" xlink:href="https://crates.io/crates/hyper">hyper</text:a></text:p>
        </text:list-item>
        <text:list-item>
          <text:p><text:a xlink:type="simple" xlink:href="https://crates.io/crates/url">url</text:a></text:p>
        </text:list-item>
        <text:list-item>
          <text:p><text:a xlink:type="simple" xlink:href="https://crates.io/crates/lazy_static">lazy_static</text:a></text:p>
        </text:list-item>
        <text:list-item>
          <text:p><text:a xlink:type="simple" xlink:href="https://crates.io/crates/regex">regex</text:a></text:p>
        </text:list-item>
        <text:list-item>
          <text:p><text:a xlink:type="simple" xlink:href="https://crates.io/crates/term">term</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Contributing</text:h>
      <text:p text:style-name="Text_20_body">See <text:a xlink:type="simple" xlink:href="guide/contribute.md">how you can contribute to Crowbook</text:a>.</text:p>
      <text:h text:style-name="Heading_20_2">
Library</text:h>
      <text:p text:style-name="Text_20_body">While the main purpose of Crowbook is to be run as a standalone program, the code is written as a library, so if you want to build on it you can use it as such. You can look at the generated documentation on <text:a xlink:type="simple" xlink:href="https://docs.rs/releases/search?query=crowbook">docs.rs</text:a>.</text:p>
      <text:p text:style-name="Text_20_body">Note that, in order to facilitate code reuse, some features have been split to separate libraries:</text:p>
      <text:list>
        <text:list-item>
          <text:p><text:a xlink:type="simple" xlink:href="https://github.com/lise-henry/crowbook-text-processing/">crowbook-text-processing</text:a> contains all the “typographic” functions (smart quotes, handling of non-breaking spaces in french, ...).</text:p>
        </text:list-item>
        <text:list-item>
          <text:p><text:a xlink:type="simple" xlink:href="https://github.com/lise-henry/crowbook-intl/">crowbook-intl</text:a> is used for the internationalization (translation) process.</text:p>
        </text:list-item>
      </text:list>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text:p>
      <text:p text:style-name="Text_20_Body">Render a Markdown book in EPUB, PDF or HTML.

USAGE:
 crowbook [OPTIONS] [--] [BOOK]

FLAGS:
 -h, --help Print help information
 -l, --list-options List all possible options
 -p, --proofread Enable proofreading
 -q, --quiet Don’t print info/error messages
 -s, --single Use a single Markdown file instead of a book configuration file
 -v, --verbose Print warnings in parsing/rendering
 -V, --version Print version information

OPTIONS:
 -c, --create &lt;FILES&gt;... Create a new book with existing Markdown files
 -o, --output &lt;FILE&gt; Specify output file
 --print-template &lt;TEMPLATE&gt; Prints the default content of a template
 --set &lt;KEY_VALUES&gt; Set a list of book options
 -t, --to &lt;FORMAT&gt; Generate specific format

ARGS:
 &lt;BOOK&gt; File containing the book configuration file,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the current directory.</text:p>
      <text:p text:style-name="Text_20_body">The most important option is obviously &lt;BOOK&gt;, i.e. the book configuration file. It is mandatory in most cases: if you don’t pass it, Crowbook will simply display this help message. In a normal use case this is the only argument you’ll need to pass, and Crowbook will generate the book in all formats specified in the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 the same result, but to stdout (without creating a file).</text:p>
      <text:p text:style-name="Text_20_body">When <text:span text:style-name="Preformatted_20_Text">crowbook</text:span> is runned with <text:span text:style-name="Preformatted_20_Text">--create</text:span>, it can also use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to give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output.html: short.html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he file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text:span text:style-name="Preformatted_20_Text">--proofread</text:span></text:h>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template</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the warnings it detects while parsing and rendering. These warnings are typically related to the inclusion of non-local images, linking to Markdown files that are not part of the book, and so on.</text:p>
      <text:h text:style-name="Heading_20_2">
<text:span text:style-name="Preformatted_20_Text">--to</text:span></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 (unless the option <text:span text:style-name="Preformatted_20_Text">output.base_path</text:span> is set):</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s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text:p>
</text:p>
      <text:h text:style-name="Heading_20_1">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 (<text:span text:style-name="Preformatted_20_Text">crowbook --single</text:span>)</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html: some_book.html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ingle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_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text:p></text:list-item></text:list>
</text:p>
        </text:list-item>
      </text:list>
      <text:h text:style-name="Heading_20_3">
Special option</text:h>
      <text:list>
        <text:list-item>
          <text:p><text:span text:style-name="T2"><text:span text:style-name="Preformatted_20_Text">import_config</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icon</text:span></text:span><text:list>
<text:list-item>
<text:p><text:span text:style-name="T2">type</text:span>: path</text:p></text:list-item><text:list-item>
<text:p><text:span text:style-name="T2">default value</text:span>: <text:span text:style-name="Preformatted_20_Text">not set</text:span></text:p></text:list-item><text:list-item>
<text:p>Path to an icon to be used for the HTML files(s)</text:p></text:list-item></text:list>
</text:p>
        </text:list-item>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add</text:span></text:span><text:list>
<text:list-item>
<text:p><text:span text:style-name="T2">type</text:span>: string</text:p></text:list-item><text:list-item>
<text:p><text:span text:style-name="T2">default value</text:span>: <text:span text:style-name="Preformatted_20_Text">not set</text:span></text:p></text:list-item><text:list-item>
<text:p>Some inline CSS added to the stylesheet template</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_code</text:span></text:span><text:list>
<text:list-item>
<text:p><text:span text:style-name="T2">type</text:span>: boolean</text:p></text:list-item><text:list-item>
<text:p><text:span text:style-name="T2">default value</text:span>: <text:span text:style-name="Preformatted_20_Text">true</text:span></text:p></text:list-item><text:list-item>
<text:p>Provides syntax highlighting for code blocks (using highlight.js)</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Standalone HTML options</text:h>
      <text:list>
        <text:list-item>
          <text:p><text:span text:style-name="T2"><text:span text:style-name="Preformatted_20_Text">html_singl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_single.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_singl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_dir.index.html</text:span></text:span><text:list>
<text:list-item>
<text:p><text:span text:style-name="T2">type</text:span>: template path</text:p></text:list-item><text:list-item>
<text:p><text:span text:style-name="T2">default value</text:span>: <text:span text:style-name="Preformatted_20_Text">not set</text:span></text:p></text:list-item><text:list-item>
<text:p>Path of index.html template</text:p></text:list-item></text:list>
</text:p>
        </text:list-item>
        <text:list-item>
          <text:p><text:span text:style-name="T2"><text:span text:style-name="Preformatted_20_Text">html_dir.chapter.html</text:span></text:span><text:list>
<text:list-item>
<text:p><text:span text:style-name="T2">type</text:span>: template path</text:p></text:list-item><text:list-item>
<text:p><text:span text:style-name="T2">default value</text:span>: <text:span text:style-name="Preformatted_20_Text">not set</text:span></text:p></text:list-item><text:list-item>
<text:p>Path of a chapter.html templat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ss.add</text:span></text:span><text:list>
<text:list-item>
<text:p><text:span text:style-name="T2">type</text:span>: string</text:p></text:list-item><text:list-item>
<text:p><text:span text:style-name="T2">default value</text:span>: <text:span text:style-name="Preformatted_20_Text">not set</text:span></text:p></text:list-item><text:list-item>
<text:p>Inline CSS added to the EPUB stylesheet template</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template.add</text:span></text:span><text:list>
<text:list-item>
<text:p><text:span text:style-name="T2">type</text:span>: string</text:p></text:list-item><text:list-item>
<text:p><text:span text:style-name="T2">default value</text:span>: <text:span text:style-name="Preformatted_20_Text">not set</text:span></text:p></text:list-item><text:list-item>
<text:p>Inline code added in the LaTeX templat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item>
          <text:p><text:span text:style-name="T2"><text:span text:style-name="Preformatted_20_Text">tex.paper_size</text:span></text:span><text:list>
<text:list-item>
<text:p><text:span text:style-name="T2">type</text:span>: string</text:p></text:list-item><text:list-item>
<text:p><text:span text:style-name="T2">default value</text:span>: <text:span text:style-name="Preformatted_20_Text">a5paper</text:span></text:p></text:list-item><text:list-item>
<text:p>Specifies the size of the page.</text:p></text:list-item></text:list>
</text:p>
        </text:list-item>
        <text:list-item>
          <text:p><text:span text:style-name="T2"><text:span text:style-name="Preformatted_20_Text">tex.title</text:span></text:span><text:list>
<text:list-item>
<text:p><text:span text:style-name="T2">type</text:span>: boolean</text:p></text:list-item><text:list-item>
<text:p><text:span text:style-name="T2">default value</text:span>: <text:span text:style-name="Preformatted_20_Text">true</text:span></text:p></text:list-item><text:list-item>
<text:p>If true, generate a title with maketitle</text:p></text:list-item></text:list>
</text:p>
        </text:list-item>
        <text:list-item>
          <text:p><text:span text:style-name="T2"><text:span text:style-name="Preformatted_20_Text">tex.font_size</text:span></text:span><text:list>
<text:list-item>
<text:p><text:span text:style-name="T2">type</text:span>: integer</text:p></text:list-item><text:list-item>
<text:p><text:span text:style-name="T2">default value</text:span>: <text:span text:style-name="Preformatted_20_Text">not set</text:span></text:p></text:list-item><text:list-item>
<text:p>Specify latex font size (in pt, 10 (default), 11, or 12 are accepted)</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crowbook.verbose</text:span></text:span><text:list>
<text:list-item>
<text:p><text:span text:style-name="T2">type</text:span>: boolean</text:p></text:list-item><text:list-item>
<text:p><text:span text:style-name="T2">default value</text:span>: <text:span text:style-name="Preformatted_20_Text">false</text:span></text:p></text:list-item><text:list-item>
<text:p>Make Crowbook display more messages</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nb_spaces</text:span></text:span><text:list>
<text:list-item>
<text:p><text:span text:style-name="T2">type</text:span>: boolean</text:p></text:list-item><text:list-item>
<text:p><text:span text:style-name="T2">default value</text:span>: <text:span text:style-name="Preformatted_20_Text">true</text:span></text:p></text:list-item><text:list-item>
<text:p>Highlight non breaking spaces so it is easier to see if typography is correc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 the author(s) of the book.</text:p>
        </text:list-item>
        <text:list-item>
          <text:p><text:span text:style-name="Preformatted_20_Text">title</text:span>: the title of the book.</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text:p>
        </text:list-item>
        <text:list-item>
          <text:p><text:span text:style-name="Preformatted_20_Text">cover</text:span>: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_config</text:span> special option</text:h>
      <text:p text:style-name="Text_20_body">The special <text:span text:style-name="Preformatted_20_Text">import_config</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_config: common.book
title: Foo

+ foo_01.md
+ foo_02.md
</text:p>
      <text:p text:style-name="Text_20_body">Or include it in <text:span text:style-name="Preformatted_20_Text">bar.book</text:span>, but override some of its features:</text:p>
      <text:p text:style-name="Text_20_Body">import_config: common.book
title: Bar
license: CC-BY-SA # Override the license from common.book

+ bar_01.md
</text:p>
      <text:h text:style-name="Heading_20_3">
Output options</text:h>
      <text:p text:style-name="Text_20_body">These options specify which files to generate.</text:p>
      <text:p text:style-name="Text_20_body">Recall that all file paths are relative to the directory where the config file is, not to the one where you run <text:span text:style-name="Preformatted_20_Text">crowbook</text:span>. So if you set</text:p>
      <text:p text:style-name="Text_20_Body">output.epub: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_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if set to <text:span text:style-name="Preformatted_20_Text">false</text:span>, will disable all typographic “cleaning” (default: <text:span text:style-name="Preformatted_20_Text">true</text:span>). The <text:span text:style-name="Preformatted_20_Text">clean</text:span>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if set to <text:span text:style-name="Preformatted_20_Text">false</text:span>, disable the “smart quote” feature, that (tries to) replace straight quotes with curly ones. As it is an heuristics and can’t be perfect, you might want to disable it in some circumstances (default: <text:span text:style-name="Preformatted_20_Text">true</text:span>).</text:p>
        </text:list-item>
        <text:list-item>
          <text:p><text:span text:style-name="Preformatted_20_Text">input.clean.ligature_dashes</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is a similar feature for french ‘guilemets’, replacing <text:span text:style-name="Preformatted_20_Text">&lt;&lt;</text:span> and <text:span text:style-name="Preformatted_20_Text">&gt;&gt;</text:span> to <text:span text:style-name="Preformatted_20_Text">«</text:span> and <text:span text:style-name="Preformatted_20_Text">»</text:span>. For the same reason, it is also disabled by default.</text:p>
        </text:list-item>
      </text:list>
      <text:h text:style-name="Heading_20_3">
Generic options for rendering</text:h>
      <text:p text:style-name="Text_20_body">These options allow to configure the rendering; they are used (or at least should be) for all formats.</text:p>
      <text:h text:style-name="Heading_20_4">
rendering.num_depth</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rendering.chapter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p text:style-name="Text_20_body">It is possible to include Markdown formatting in this template, but it isn’t advised, because it might cause problems for some formats (e.g. your EPUB file might not be correct anymore).</text:p>
      <text:h text:style-name="Heading_20_4">
Other rendering options</text:h>
      <text:list>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1">
4.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rendering.chapter_template: “{{{loc_chapter}}} {{{number}}}: {{{chapter_title}}}”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templates</text:h>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_singl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_single.html</text:h>
      <text:p text:style-name="Text_20_body">The main template for standalone HTML renderer.</text:p>
      <text:h text:style-name="Heading_20_3">
html_dir.chapter.html</text:h>
      <text:p text:style-name="Text_20_body">The main template for multiple files HTML renderer. It is the template for rendering each chapter.</text:p>
      <text:h text:style-name="Heading_20_3">
html_dir.index.html</text:h>
      <text:p text:style-name="Text_20_body">The template used by multiple files HTML renderer to render the <text:span text:style-name="Preformatted_20_Text">index.html</text:span> file.</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tex.template.add</text:span>, <text:span text:style-name="Preformatted_20_Text">html.css.add</text:span> and <text:span text:style-name="Preformatted_20_Text">epub.css.add</text:span> allow to specify some LaTeX or CSS code directly in the book configuration file. This code will be added respectively to <text:span text:style-name="Preformatted_20_Text">tex.template</text:span>, <text:span text:style-name="Preformatted_20_Text">html.css</text:span> or <text:span text:style-name="Preformatted_20_Text">epub.css</text:span> template. For CSS template, this code is inserted at the end of the template (allowing to redefine rules that are set by the template); for the LaTeX template, the code is inserted at the end of the preambule, just before the <text:span text:style-name="Preformatted_20_Text">\begin{document}</text:span> tag.</text:p>
        </text:list-item>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_template</text:span> sets the naming scheme for chapters.</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t might be a bad idea to insert Markdown into <text:span text:style-name="Preformatted_20_Text">author</text:span> or <text:span text:style-name="Preformatted_20_Text">title</text:span> fields, and it certainly is for <text:span text:style-name="Preformatted_20_Text">lang</text:span>, but it can be useful for custom metadata or for fields like <text:span text:style-name="Preformatted_20_Text">description</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5. Proofreading with Crowbook</text:h>
      <text:p text:style-name="Text_20_body">Since version 0.9.1, 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item>
          <text:p>highlighting non-breaking spaces.</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p text:style-name="Text_20_body">Crowbook can also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2">
Highlighting non-breaking spaces</text:h>
      <text:p text:style-name="Text_20_body">The last proofreading feature is a bit less important, but it can be useful in some cases. It is is dis/activated by setting <text:span text:style-name="Preformatted_20_Text">proofread.nb_spaces</text:span> to “true” or “false”, and it will highlight different sort of non-breaking spaces in HTML proofreading output files. This can be useful in some cases, but it is mostly a debugging feature to check that the french cleaner of Crowbook correctly replaces spaces with correct non-breaking spaces in the relevant places.</text:p>
      <text:h text:style-name="Heading_20_1">
6.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qs --to html --output /dev/stdout”)
 ’(markdown-command-needs-filename t))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dev/stdout</text:span> forces Crowbook to display the result on the stdout, even if you set <text:span text:style-name="Preformatted_20_Text">output.html</text:span> to <text:span text:style-name="Preformatted_20_Text">some_file.html</text:span>.</text:p>
        </text:list-item>
      </text:list>
      <text:p text:style-name="Text_20_body">Also, <text:span text:style-name="Preformatted_20_Text">(markdown-command-needs-filename t)</text:span> is because at this point Crowbook can’t read from the stdin and must be specified a file.</text:p>
      <text:h text:style-name="Heading_20_3">
Limitations</text:h>
      <text:p text:style-name="Text_20_body">While it renders correctly, this only works really nicely on standalone Markdown files where you have specified, e.g.:</text:p>
      <text:p text:style-name="Text_20_Body">---
author: Your name
title: Some title
---
</text:p>
      <text:p text:style-name="Text_20_body">Else, it will sets <text:span text:style-name="Preformatted_20_Text">author</text:span> and <text:span text:style-name="Preformatted_20_Text">title</text:span> to the default values.</text:p>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7. Contributing</text:h>
      <text:p text:style-name="Text_20_body">Crowbook is a free software, and you can contribute to it. There are some things that can be accessible even if you don’t know anything about programming.</text:p>
      <text:h text:style-name="Heading_20_2">
Internationalization</text:h>
      <text:p text:style-name="Text_20_body">Crowbook aims to support multiple languages. However, unfortunately, currently only english, french, and (in a more limited way) spanish are currently supported. If you want to have better support for the language you write in, there are easy things you can do:</text:p>
      <text:list>
        <text:list-item>
          <text:p>Provide a translation for the few strings that Crowbook insert into the rendered documents. This is really easy, as there are currently less than a dozen of them, and you just need to create a new variant of the <text:a xlink:type="simple" xlink:href="https://github.com/lise-henry/crowbook/blob/master/lang/en.yaml"><text:span text:style-name="Preformatted_20_Text">lang/en.yaml</text:span></text:a> file.</text:p>
        </text:list-item>
        <text:list-item>
          <text:p>Open an <text:a xlink:type="simple" xlink:href="https://github.com/lise-henry/crowbook/issues">issue</text:a> about the typographic rules in your language, if Crowbook doesn’t cover them.</text:p>
        </text:list-item>
        <text:list-item>
          <text:p>Provide a translation for the Crowbook program. It requires creating a variant of the <text:a xlink:type="simple" xlink:href="https://github.com/lise-henry/crowbook/blob/master/lang/fr.po"><text:span text:style-name="Preformatted_20_Text">.po</text:span> file</text:a>, which is a bit more work because (at this time) it’s around 1,500 lines (and less a priority than the first item of this list, as this translation only affects the the command-line interface and not the rendered documents).</text:p>
        </text:list-item>
      </text:list>
      <text:h text:style-name="Heading_20_1">
ChangeLog</text:h>
      <text:h text:style-name="Heading_20_2">
unreleased</text:h>
      <text:list>
        <text:list-item>
          <text:p>Rendering:<text:list>
<text:list-item>
<text:p>EPUB: the toc.ncx now displays links to “title” and (if set) “cover”</text:p></text:list-item></text:list>
</text:p>
        </text:list-item>
        <text:list-item>
          <text:p>Bugfixes:<text:list>
<text:list-item>
<text:p>EPUB:<text:list>
<text:list-item>
<text:p>Fix duplicate HTML escaping (resulting in e.g. "&amp;" instead of "&amp;").</text:p></text:list-item></text:list>
</text:p></text:list-item></text:list>
</text:p>
        </text:list-item>
        <text:list-item>
          <text:p>Internationalization:<text:list>
<text:list-item>
<text:p>Strings in generated Crowbook documents (such as “Table of contents", “Title”, “Cover” and such) are now translated in spanish.</text:p></text:list-item></text:list>
</text:p>
        </text:list-item>
      </text:list>
      <text:h text:style-name="Heading_20_2">
0.10.4 (2016-12-16)</text:h>
      <text:list>
        <text:list-item>
          <text:p>New options:<text:list>
<text:list-item>
<text:p><text:span text:style-name="Preformatted_20_Text">tex.font_size</text:span> specifies an optional font size (in pt) passed to the LaTeX class (must be 10, 11 or 12).</text:p></text:list-item><text:list-item>
<text:p><text:span text:style-name="Preformatted_20_Text">tex.title</text:span> can be set to <text:span text:style-name="Preformatted_20_Text">false</text:span> to avoid rendering the title with <text:span text:style-name="Preformatted_20_Text">\maketitle</text:span>.</text:p></text:list-item><text:list-item>
<text:p><text:span text:style-name="Preformatted_20_Text">tex.paper_size</text:span> specifies the paper size for PDF output.</text:p></text:list-item><text:list-item>
<text:p><text:span text:style-name="Preformatted_20_Text">tex.template.add</text:span>, <text:span text:style-name="Preformatted_20_Text">html.css.add</text:span> and <text:span text:style-name="Preformatted_20_Text">epub.css.add</text:span>allow to specify inline LaTex or CSS code in the book configuration file that will be added respectively to <text:span text:style-name="Preformatted_20_Text">tex.template.add</text:span>, <text:span text:style-name="Preformatted_20_Text">html.css.add</text:span> and <text:span text:style-name="Preformatted_20_Text">epub.css.add</text:span>.</text:p></text:list-item><text:list-item>
<text:p><text:span text:style-name="Preformatted_20_Text">html.icon</text:span> allows to specify the path of an icon for HTML documents.</text:p></text:list-item></text:list>
</text:p>
        </text:list-item>
        <text:list-item>
          <text:p>Command-line interface:<text:list>
<text:list-item>
<text:p>Paths that are displayed should now be normalized, e.g. “foo/bar.pdf” instead of “baz/../foo/bar.pdf”.</text:p></text:list-item></text:list>
</text:p>
        </text:list-item>
        <text:list-item>
          <text:p>Rendering:<text:list>
<text:list-item>
<text:p>HTML:<text:list>
<text:list-item>
<text:p>The default CSS style has been slightly modified.</text:p></text:list-item></text:list>
</text:p></text:list-item></text:list>
</text:p>
        </text:list-item>
      </text:list>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